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:root {</text:p>
      <text:p text:style-name="Standard"><text:s text:c="2"/>--bg: linear-gradient(45deg, #ff6b6b, #ffb347);</text:p>
      <text:p text:style-name="Standard"><text:s text:c="2"/>--text: #333;</text:p>
      <text:p text:style-name="Standard"><text:s text:c="2"/>--btn-bg: #4CAF50;</text:p>
      <text:p text:style-name="Standard"><text:s text:c="2"/>--btn-hover: #45a049;</text:p>
      <text:p text:style-name="Standard"><text:s text:c="2"/>--btn-no-bg: #e53935;</text:p>
      <text:p text:style-name="Standard"><text:s text:c="2"/>--btn-no-hover: #d32f2f;</text:p>
      <text:p text:style-name="Standard">}</text:p>
      <text:p text:style-name="Standard"/>
      <text:p text:style-name="Standard">[data-theme="dark"] {</text:p>
      <text:p text:style-name="Standard"><text:s text:c="2"/>--bg: linear-gradient(45deg, #6200ea, #03a9f4);</text:p>
      <text:p text:style-name="Standard"><text:s text:c="2"/>--text: #f4f4f4;</text:p>
      <text:p text:style-name="Standard"><text:s text:c="2"/>--btn-bg: #3a7f3a;</text:p>
      <text:p text:style-name="Standard"><text:s text:c="2"/>--btn-hover: #2e6d2e;</text:p>
      <text:p text:style-name="Standard"><text:s text:c="2"/>--btn-no-bg: #e57373;</text:p>
      <text:p text:style-name="Standard"><text:s text:c="2"/>--btn-no-hover: #ef5350;</text:p>
      <text:p text:style-name="Standard">}</text:p>
      <text:p text:style-name="Standard"/>
      <text:p text:style-name="Standard">body {</text:p>
      <text:p text:style-name="Standard"><text:s text:c="2"/>font-family: 'Roboto', sans-serif;</text:p>
      <text:p text:style-name="Standard"><text:soft-page-break/><text:s text:c="2"/>background: var(--bg);</text:p>
      <text:p text:style-name="Standard"><text:s text:c="2"/>display: flex;</text:p>
      <text:p text:style-name="Standard"><text:s text:c="2"/>flex-direction: column;</text:p>
      <text:p text:style-name="Standard"><text:s text:c="2"/>align-items: center;</text:p>
      <text:p text:style-name="Standard"><text:s text:c="2"/>justify-content: center;</text:p>
      <text:p text:style-name="Standard"><text:s text:c="2"/>height: 100vh;</text:p>
      <text:p text:style-name="Standard"><text:s text:c="2"/>text-align: center;</text:p>
      <text:p text:style-name="Standard"><text:s text:c="2"/>color: var(--text);</text:p>
      <text:p text:style-name="Standard"><text:s text:c="2"/>transition: background 0.3s, color 0.3s;</text:p>
      <text:p text:style-name="Standard"><text:s text:c="2"/>margin: 0;</text:p>
      <text:p text:style-name="Standard">}</text:p>
      <text:p text:style-name="Standard"/>
      <text:p text:style-name="Standard">h1 {</text:p>
      <text:p text:style-name="Standard"><text:s text:c="2"/>font-size: 3rem;</text:p>
      <text:p text:style-name="Standard"><text:s text:c="2"/>margin-bottom: 1rem;</text:p>
      <text:p text:style-name="Standard"><text:s text:c="2"/>letter-spacing: 1px;</text:p>
      <text:p text:style-name="Standard">}</text:p>
      <text:p text:style-name="Standard"/>
      <text:p text:style-name="Standard">#status {</text:p>
      <text:p text:style-name="Standard"><text:s text:c="2"/>font-size: 1.5rem;</text:p>
      <text:p text:style-name="Standard"><text:s text:c="2"/>margin: 1rem 0;</text:p>
      <text:p text:style-name="Standard"><text:soft-page-break/><text:s text:c="2"/>font-weight: 500;</text:p>
      <text:p text:style-name="Standard">}</text:p>
      <text:p text:style-name="Standard"/>
      <text:p text:style-name="Standard">#quote {</text:p>
      <text:p text:style-name="Standard"><text:s text:c="2"/>margin-top: 1rem;</text:p>
      <text:p text:style-name="Standard"><text:s text:c="2"/>font-size: 1.1rem;</text:p>
      <text:p text:style-name="Standard"><text:s text:c="2"/>font-style: italic;</text:p>
      <text:p text:style-name="Standard"><text:s text:c="2"/>max-width: 80%;</text:p>
      <text:p text:style-name="Standard"><text:s text:c="2"/>color: var(--text);</text:p>
      <text:p text:style-name="Standard">}</text:p>
      <text:p text:style-name="Standard"/>
      <text:p text:style-name="Standard">button {</text:p>
      <text:p text:style-name="Standard"><text:s text:c="2"/>color: white;</text:p>
      <text:p text:style-name="Standard"><text:s text:c="2"/>padding: 1rem 2rem;</text:p>
      <text:p text:style-name="Standard"><text:s text:c="2"/>border: none;</text:p>
      <text:p text:style-name="Standard"><text:s text:c="2"/>border-radius: 12px;</text:p>
      <text:p text:style-name="Standard"><text:s text:c="2"/>font-size: 1.2rem;</text:p>
      <text:p text:style-name="Standard"><text:s text:c="2"/>cursor: pointer;</text:p>
      <text:p text:style-name="Standard"><text:s text:c="2"/>transition: background 0.3s ease-in-out;</text:p>
      <text:p text:style-name="Standard"><text:s text:c="2"/>margin: 0.5rem;</text:p>
      <text:p text:style-name="Standard"><text:s text:c="2"/>min-width: 200px;</text:p>
      <text:p text:style-name="Standard"><text:soft-page-break/><text:s text:c="2"/>box-shadow: 0 4px 8px rgba(0, 0, 0, 0.2);</text:p>
      <text:p text:style-name="Standard">}</text:p>
      <text:p text:style-name="Standard"/>
      <text:p text:style-name="Standard">#yesBtn {</text:p>
      <text:p text:style-name="Standard"><text:s text:c="2"/>background: var(--btn-bg);</text:p>
      <text:p text:style-name="Standard">}</text:p>
      <text:p text:style-name="Standard"/>
      <text:p text:style-name="Standard">#yesBtn:hover {</text:p>
      <text:p text:style-name="Standard"><text:s text:c="2"/>background: var(--btn-hover);</text:p>
      <text:p text:style-name="Standard">}</text:p>
      <text:p text:style-name="Standard"/>
      <text:p text:style-name="Standard">#noBtn {</text:p>
      <text:p text:style-name="Standard"><text:s text:c="2"/>background: var(--btn-no-bg);</text:p>
      <text:p text:style-name="Standard">}</text:p>
      <text:p text:style-name="Standard"/>
      <text:p text:style-name="Standard">#noBtn:hover {</text:p>
      <text:p text:style-name="Standard"><text:s text:c="2"/>background: var(--btn-no-hover);</text:p>
      <text:p text:style-name="Standard">}</text:p>
      <text:p text:style-name="Standard"/>
      <text:p text:style-name="Standard">#streak {</text:p>
      <text:p text:style-name="Standard"><text:s text:c="2"/>margin-top: 1rem;</text:p>
      <text:p text:style-name="Standard"><text:soft-page-break/><text:s text:c="2"/>font-style: italic;</text:p>
      <text:p text:style-name="Standard">}</text:p>
      <text:p text:style-name="Standard"/>
      <text:p text:style-name="Standard">#themeToggle {</text:p>
      <text:p text:style-name="Standard"><text:s text:c="2"/>margin-top: 20px;</text:p>
      <text:p text:style-name="Standard"><text:s text:c="2"/>cursor: pointer;</text:p>
      <text:p text:style-name="Standard"><text:s text:c="2"/>font-size: 0.9rem;</text:p>
      <text:p text:style-name="Standard"><text:s text:c="2"/>background: transparent;</text:p>
      <text:p text:style-name="Standard"><text:s text:c="2"/>border: 1px solid var(--text);</text:p>
      <text:p text:style-name="Standard"><text:s text:c="2"/>padding: 0.5rem 1rem;</text:p>
      <text:p text:style-name="Standard"><text:s text:c="2"/>border-radius: 8px;</text:p>
      <text:p text:style-name="Standard"><text:s text:c="2"/>transition: border-color 0.3s ease-in-out;</text:p>
      <text:p text:style-name="Standard">}</text:p>
      <text:p text:style-name="Standard"/>
      <text:p text:style-name="Standard">#themeToggle:hover {</text:p>
      <text:p text:style-name="Standard"><text:s text:c="2"/>border-color: var(--btn-bg);</text:p>
      <text:p text:style-name="Standard">}</text:p>
      <text:p text:style-name="Standard"/>
      <text:p text:style-name="Standard">/* Mobile responsiveness */</text:p>
      <text:p text:style-name="Standard">@media (max-width: 600px) {</text:p>
      <text:p text:style-name="Standard"><text:s text:c="2"/>h1 {</text:p>
      <text:p text:style-name="Standard"><text:soft-page-break/><text:s text:c="4"/>font-size: 2rem;</text:p>
      <text:p text:style-name="Standard"><text:s text:c="2"/>}</text:p>
      <text:p text:style-name="Standard"/>
      <text:p text:style-name="Standard"><text:s text:c="2"/>button {</text:p>
      <text:p text:style-name="Standard"><text:s text:c="4"/>font-size: 1rem;</text:p>
      <text:p text:style-name="Standard"><text:s text:c="4"/>min-width: 150px;</text:p>
      <text:p text:style-name="Standard"><text:s text:c="2"/>}</text:p>
      <text:p text:style-name="Standard"/>
      <text:p text:style-name="Standard"><text:s text:c="2"/>#status {</text:p>
      <text:p text:style-name="Standard"><text:s text:c="4"/>font-size: 1.2rem;</text:p>
      <text:p text:style-name="Standard"><text:s text:c="2"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0" meta:word-count="230" meta:character-count="1761" meta:non-whitespace-character-count="1506"/>
    <meta:generator>LibreOfficeDev/6.0.5.2$Linux_X86_64 LibreOffice_project/</meta:generator>
  </office:meta>
</office:document-meta>
</file>